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14.65cm" fo:min-width="16.5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6.05cm" fo:min-width="6.2cm"/>
    </style:style>
    <style:style style:name="gr4" style:family="graphic" style:parent-style-name="standard">
      <style:graphic-properties draw:textarea-horizontal-align="justify" draw:textarea-vertical-align="middle" draw:auto-grow-height="false" fo:min-height="4.6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4.6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7" style:family="graphic" style:parent-style-name="standard">
      <style:graphic-properties draw:stroke="none" draw:fill="none" fo:min-height="1.655cm"/>
    </style:style>
    <style:style style:name="gr8" style:family="graphic" style:parent-style-name="standard">
      <style:graphic-properties draw:stroke="none" draw:fill="none" fo:min-height="1.85cm"/>
    </style:style>
    <style:style style:name="gr9" style:family="graphic" style:parent-style-name="standard">
      <style:graphic-properties draw:textarea-horizontal-align="justify" draw:textarea-vertical-align="middle" draw:auto-grow-height="false" fo:min-height="7.75cm" fo:min-width="16.5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14.9cm" svg:x="2cm" svg:y="7.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6.3cm" svg:x="2cm" svg:y="7.5cm">
          <text:p text:style-name="P1">IMG</text:p>
          <draw:enhanced-geometry svg:viewBox="0 0 21600 21600" draw:type="rectangle" draw:enhanced-path="M 0 0 L 21600 0 21600 21600 0 21600 0 0 Z N"/>
        </draw:custom-shape>
        <officeooo:annotation svg:x="0cm" svg:y="0cm">
          <dc:date>2017-09-07T09:14:49</dc:date>
          <text:p>Desktop</text:p>
          <text:p>Page produit</text:p>
        </officeooo:annotation>
      </draw:page>
      <draw:page draw:name="page2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4.9cm" svg:x="1.3cm" svg:y="9.9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8.2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14.8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1.3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8.2cm" svg:y="1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14.8cm" svg:y="1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1.6cm" svg:x="0cm" svg:y="6cm">
          <text:p text:style-name="P1">H1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23cm" svg:height="1.905cm" svg:x="9.577cm" svg:y="11.395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16.277cm" svg:y="11.2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16.2cm" svg:y="18.295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9.577cm" svg:y="18.495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2.6cm" svg:y="18.295cm">
          <draw:text-box>
            <text:p text:style-name="P1">IMG</text:p>
            <text:p text:style-name="P1">a href</text:p>
          </draw:text-box>
        </draw:frame>
        <officeooo:annotation svg:x="0cm" svg:y="0cm">
          <dc:date>2017-09-07T09:14:36</dc:date>
          <text:p>Desktop</text:p>
          <text:p>Page d’accueil</text:p>
        </officeooo:annotation>
      </draw:page>
      <draw:page draw:name="page3" draw:style-name="dp1" draw:master-page-name="Standard">
        <draw:custom-shape draw:style-name="gr1" draw:text-style-name="P1" draw:layer="layout" svg:width="21cm" svg:height="5.3cm" svg:x="0.049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.049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4.9cm" svg:x="4.4cm" svg:y="8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11.7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11.7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4.3cm" svg:y="1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1.6cm" svg:x="0.049cm" svg:y="6cm">
          <text:p text:style-name="P1">H1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23cm" svg:height="1.905cm" svg:x="13.177cm" svg:y="9.995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6.077cm" svg:y="20.6cm">
          <draw:text-box>
            <text:p text:style-name="P1">IMG</text:p>
            <text:p text:style-name="P1">a href</text:p>
          </draw:text-box>
        </draw:frame>
        <draw:frame draw:style-name="gr7" draw:text-style-name="P3" draw:layer="layout" svg:width="2.123cm" svg:height="1.905cm" svg:x="13.377cm" svg:y="15.8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2.1cm" svg:x="5.977cm" svg:y="15.7cm">
          <draw:text-box>
            <text:p text:style-name="P1">IMG</text:p>
            <text:p text:style-name="P1">a href</text:p>
          </draw:text-box>
        </draw:frame>
        <draw:custom-shape draw:style-name="gr5" draw:text-style-name="P1" draw:layer="layout" svg:width="5cm" svg:height="4.9cm" svg:x="11.7cm" svg:y="18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23cm" svg:height="1.905cm" svg:x="13.477cm" svg:y="20.6cm">
          <draw:text-box>
            <text:p text:style-name="P1">IMG</text:p>
            <text:p text:style-name="P1">a href</text:p>
          </draw:text-box>
        </draw:frame>
        <officeooo:annotation svg:x="0cm" svg:y="0cm">
          <dc:date>2017-09-07T09:25:26</dc:date>
          <text:p>Tablette</text:p>
          <text:p>Accueil</text:p>
        </officeooo:annotation>
      </draw:page>
      <draw:page draw:name="page4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cm" svg:height="8cm" svg:x="2cm" svg:y="14.4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6.3cm" svg:x="7.5cm" svg:y="7.2cm">
          <text:p text:style-name="P1">IMG</text:p>
          <draw:enhanced-geometry svg:viewBox="0 0 21600 21600" draw:type="rectangle" draw:enhanced-path="M 0 0 L 21600 0 21600 21600 0 21600 0 0 Z N"/>
        </draw:custom-shape>
        <officeooo:annotation svg:x="0cm" svg:y="0cm">
          <dc:date>2017-09-07T09:25:41</dc:date>
          <text:p>Mobile/ Tablette</text:p>
          <text:p>Page produit</text:p>
        </officeooo:annotation>
      </draw:page>
      <draw:page draw:name="page5" draw:style-name="dp1" draw:master-page-name="Standard">
        <draw:custom-shape draw:style-name="gr1" draw:text-style-name="P1" draw:layer="layout" svg:width="21cm" svg:height="5.3cm" svg:x="0.049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.049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4.9cm" svg:x="7.7cm" svg:y="8.195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7.7cm" svg:y="13.6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4.9cm" svg:x="7.7cm" svg:y="1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1.6cm" svg:x="0.049cm" svg:y="6cm">
          <text:p text:style-name="P1">H1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123cm" svg:height="1.905cm" svg:x="9.377cm" svg:y="20.795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2.1cm" svg:x="9.277cm" svg:y="15.895cm">
          <draw:text-box>
            <text:p text:style-name="P1">IMG</text:p>
            <text:p text:style-name="P1">a hr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6:33:23.578355619</meta:creation-date>
    <dc:date>2017-09-07T09:27:00.238395781</dc:date>
    <meta:editing-duration>PT16H53M35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